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Firefox</text:p>
          </table:table-cell>
          <table:table-cell office:value-type="string">
            <text:p>Electrolysis</text:p>
          </table:table-cell>
          <table:table-cell office:value-type="string">
            <text:p>Idle Vuze</text:p>
          </table:table-cell>
          <table:table-cell office:value-type="string">
            <text:p>Leech Vuze</text:p>
          </table:table-cell>
          <table:table-cell office:value-type="string">
            <text:p>Rtorrent</text:p>
          </table:table-cell>
        </table:table-row>
        <table:table-row table:style-name="ro2">
          <table:table-cell office:value-type="string">
            <text:p>Binaries</text:p>
          </table:table-cell>
          <table:table-cell office:value-type="float" office:value="509">
            <text:p>509</text:p>
          </table:table-cell>
          <table:table-cell office:value-type="float" office:value="482">
            <text:p>482</text:p>
          </table:table-cell>
          <table:table-cell table:number-columns-repeated="2"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Releases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Versions</text:p>
          </table:table-cell>
          <table:table-cell office:value-type="float" office:value="509">
            <text:p>509</text:p>
          </table:table-cell>
          <table:table-cell office:value-type="float" office:value="482">
            <text:p>482</text:p>
          </table:table-cell>
          <table:table-cell table:number-columns-repeated="2"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ib/App Combinations</text:p>
          </table:table-cell>
          <table:table-cell table:number-columns-repeated="4" office:value-type="string">
            <text:p>N/A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Tests</text:p>
          </table:table-cell>
          <table:table-cell office:value-type="float" office:value="2131">
            <text:p>2131</text:p>
          </table:table-cell>
          <table:table-cell office:value-type="float" office:value="1500">
            <text:p>1500</text:p>
          </table:table-cell>
          <table:table-cell office:value-type="float" office:value="900">
            <text:p>900</text:p>
          </table:table-cell>
          <table:table-cell office:value-type="float" office:value="500">
            <text:p>500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string">
            <text:p>Nightlies</text:p>
          </table:table-cell>
          <table:table-cell office:value-type="string">
            <text:p>Nightlies</text:p>
          </table:table-cell>
          <table:table-cell table:number-columns-repeated="2" office:value-type="string">
            <text:p>Subversion</text:p>
          </table:table-cell>
          <table:table-cell office:value-type="string">
            <text:p>Tarballs</text:p>
          </table:table-cell>
        </table:table-row>
        <table:table-row table:style-name="ro2">
          <table:table-cell office:value-type="string">
            <text:p>Change in Power Consumption</text:p>
          </table:table-cell>
          <table:table-cell table:number-columns-repeated="2" office:value-type="string">
            <text:p>Decrease</text:p>
          </table:table-cell>
          <table:table-cell office:value-type="string">
            <text:p>Similar</text:p>
          </table:table-cell>
          <table:table-cell office:value-type="string">
            <text:p>Decrease</text:p>
          </table:table-cell>
          <table:table-cell office:value-type="string">
            <text:p>Similar</text:p>
          </table:table-cell>
        </table:table-row>
        <table:table-row table:style-name="ro2">
          <table:table-cell office:value-type="string">
            <text:p>Networked</text:p>
          </table:table-cell>
          <table:table-cell table:number-columns-repeated="5" office:value-type="string">
            <text:p>Yes</text:p>
          </table:table-cell>
        </table:table-row>
        <table:table-row table:style-name="ro2">
          <table:table-cell office:value-type="string">
            <text:p>Remote Network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Could use DH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Stores Significant Configuration Information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Location of Configuration Changed Over Time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GUI Popups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Compiler Incompatibility</text:p>
          </table:table-cell>
          <table:table-cell table:number-columns-repeated="2" office:value-type="string">
            <text:p>N/A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uild System Changed</text:p>
          </table:table-cell>
          <table:table-cell table:number-columns-repeated="2" office:value-type="string">
            <text:p>N/A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External Library Dependencies Changed</text:p>
          </table:table-cell>
          <table:table-cell table:number-columns-repeated="2" office:value-type="string">
            <text:p>N/A</text:p>
          </table:table-cell>
          <table:table-cell table:number-columns-repeated="2" office:value-type="string">
            <text:p>Could Hav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uld Not Compile All Versions</text:p>
          </table:table-cell>
          <table:table-cell table:number-columns-repeated="2" office:value-type="string">
            <text:p>N/A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m Hindle</meta:initial-creator>
    <meta:creation-date>2013-06-17T14:23:31</meta:creation-date>
    <dc:date>2013-06-17T14:46:49</dc:date>
    <dc:creator>Abram Hindle</dc:creator>
    <meta:editing-duration>PT7M2S</meta:editing-duration>
    <meta:editing-cycles>1</meta:editing-cycles>
    <meta:document-statistic meta:table-count="1" meta:cell-count="101" meta:object-count="0"/>
    <meta:generator>LibreOffice/4.0.2.2$Linux_X86_64 LibreOffice_project/400m0$Build-2</meta:generator>
  </office:meta>
</office:document-meta>
</file>